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3.1091in"/>
    </style:style>
    <style:style style:name="co3" style:family="table-column">
      <style:table-column-properties fo:break-before="auto" style:column-width="1.4154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1.7583in"/>
    </style:style>
    <style:style style:name="co8" style:family="table-column">
      <style:table-column-properties fo:break-before="auto" style:column-width="3.8681in"/>
    </style:style>
    <style:style style:name="co9" style:family="table-column">
      <style:table-column-properties fo:break-before="auto" style:column-width="0.8638in"/>
    </style:style>
    <style:style style:name="ro1" style:family="table-row">
      <style:table-row-properties style:row-height="0.1791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 style:data-style-name="N1012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6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95 W Oakland Av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2530 S 500 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233 Canyon Rd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estricted to truck 2</text:p>
          </table:table-cell>
          <table:table-cell table:number-columns-repeated="5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380 W 288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3060 Lester St</text:p>
          </table:table-cell>
          <table:table-cell table:style-name="ce2" office:value-type="string" calcext:value-type="string">
            <text:p>West Valley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Delayed until 09:05</text:p>
          </table:table-cell>
          <table:table-cell table:number-columns-repeated="5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1330 21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300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elayed until 10:20</text:p>
          </table:table-cell>
          <table:table-cell table:number-columns-repeated="5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600 E 9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5" calcext:value-type="float">
            <text:p>8410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2600 Taylorsville Blvd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8" calcext:value-type="float">
            <text:p>84118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3575 W Valley Central Station bus Loop</text:p>
          </table:table-cell>
          <table:table-cell table:style-name="ce2" office:value-type="string" calcext:value-type="string">
            <text:p>West Valley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2010 W 5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Part of set A</text:p>
          </table:table-cell>
          <table:table-cell table:number-columns-repeated="5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4300 S 1300 E</text:p>
          </table:table-cell>
          <table:table-cell table:style-name="ce2" office:value-type="string" calcext:value-type="string">
            <text:p>Millcreek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Part of set A</text:p>
          </table:table-cell>
          <table:table-cell table:number-columns-repeated="56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4580 S 2300 E</text:p>
          </table:table-cell>
          <table:table-cell table:style-name="ce2" office:value-type="string" calcext:value-type="string">
            <text:p>Hollad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09H00M00S" calcext:value-type="time">
            <text:p>9:00 AM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Part of set A</text:p>
          </table:table-cell>
          <table:table-cell table:number-columns-repeated="5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4580 S 2300 E</text:p>
          </table:table-cell>
          <table:table-cell table:style-name="ce2" office:value-type="string" calcext:value-type="string">
            <text:p>Hollad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Part of set A</text:p>
          </table:table-cell>
          <table:table-cell table:number-columns-repeated="5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3148 S 11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1488 48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23" calcext:value-type="float">
            <text:p>84123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Restricted to truck 2</text:p>
          </table:table-cell>
          <table:table-cell table:number-columns-repeated="5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177 W Price Av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Part of set A</text:p>
          </table:table-cell>
          <table:table-cell table:number-columns-repeated="5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3595 Main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Part of set A</text:p>
          </table:table-cell>
          <table:table-cell table:number-columns-repeated="5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3595 Main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6351 S 900 E</text:p>
          </table:table-cell>
          <table:table-cell table:style-name="ce2" office:value-type="string" calcext:value-type="string">
            <text:p>Murr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21" calcext:value-type="float">
            <text:p>8412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5100 S 27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8" calcext:value-type="float">
            <text:p>84118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5025 State St</text:p>
          </table:table-cell>
          <table:table-cell table:style-name="ce2" office:value-type="string" calcext:value-type="string">
            <text:p>Murr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7" calcext:value-type="float">
            <text:p>84107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5383 S 900 E #104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elayed until 09:05</text:p>
          </table:table-cell>
          <table:table-cell table:number-columns-repeated="5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2" office:value-type="string" calcext:value-type="string">
            <text:p>5383 S 900 E #104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5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2" office:value-type="string" calcext:value-type="string">
            <text:p>1060 Dalton Ave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2" office:value-type="string" calcext:value-type="string">
            <text:p>2835 Main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Delayed until 09:05</text:p>
          </table:table-cell>
          <table:table-cell table:number-columns-repeated="5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2" office:value-type="string" calcext:value-type="string">
            <text:p>1330 21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2" office:value-type="string" calcext:value-type="string">
            <text:p>300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3" calcext:value-type="float">
            <text:p>84103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2" office:value-type="string" calcext:value-type="string">
            <text:p>3365 S 9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2" office:value-type="string" calcext:value-type="string">
            <text:p>3365 S 900 W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elayed until 09:05</text:p>
          </table:table-cell>
          <table:table-cell table:number-columns-repeated="5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2" office:value-type="string" calcext:value-type="string">
            <text:p>2530 S 500 E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6" calcext:value-type="float">
            <text:p>84106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2" office:value-type="string" calcext:value-type="string">
            <text:p>4580 S 2300 E</text:p>
          </table:table-cell>
          <table:table-cell table:style-name="ce2" office:value-type="string" calcext:value-type="string">
            <text:p>Hollada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7" calcext:value-type="float">
            <text:p>84117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2" office:value-type="string" calcext:value-type="string">
            <text:p>1060 Dalton Ave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5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2" office:value-type="string" calcext:value-type="string">
            <text:p>2300 Parkway Blvd</text:p>
          </table:table-cell>
          <table:table-cell table:style-name="ce2" office:value-type="string" calcext:value-type="string">
            <text:p>West Valley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9" calcext:value-type="float">
            <text:p>84119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88" calcext:value-type="float">
            <text:p>88</text:p>
          </table:table-cell>
          <table:table-cell office:value-type="string" calcext:value-type="string">
            <text:p>Restricted to truck 2</text:p>
          </table:table-cell>
          <table:table-cell table:number-columns-repeated="56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2" office:value-type="string" calcext:value-type="string">
            <text:p>410 S State St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1" calcext:value-type="float">
            <text:p>84111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Restricted to truck 2</text:p>
          </table:table-cell>
          <table:table-cell table:number-columns-repeated="56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2" office:value-type="string" calcext:value-type="string">
            <text:p>2010 W 50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04" calcext:value-type="float">
            <text:p>84104</text:p>
          </table:table-cell>
          <table:table-cell table:style-name="ce3" office:value-type="string" calcext:value-type="string">
            <text:p>EOD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2" office:value-type="string" calcext:value-type="string">
            <text:p>380 W 2880 S</text:p>
          </table:table-cell>
          <table:table-cell table:style-name="ce2" office:value-type="string" calcext:value-type="string">
            <text:p>Salt Lake City</text:p>
          </table:table-cell>
          <table:table-cell table:style-name="ce1" office:value-type="string" calcext:value-type="string">
            <text:p>UT</text:p>
          </table:table-cell>
          <table:table-cell table:style-name="ce1" office:value-type="float" office:value="84115" calcext:value-type="float">
            <text:p>84115</text:p>
          </table:table-cell>
          <table:table-cell table:style-name="ce3" office:value-type="time" office:time-value="PT10H30M00S" calcext:value-type="time">
            <text:p>10:30 AM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57"/>
        </table:table-row>
        <table:table-row table:style-name="ro2" table:number-rows-repeated="104852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0122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15:16:44.510973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y Coleman</meta:initial-creator>
    <meta:print-date>2018-04-18T15:44:52</meta:print-date>
    <meta:creation-date>2017-01-31T17:09:07</meta:creation-date>
    <dc:date>2021-02-15T15:17:51.156050214</dc:date>
    <meta:generator>LibreOffice/6.4.6.2$Linux_X86_64 LibreOffice_project/40$Build-2</meta:generator>
    <meta:editing-duration>P1DT12H21M3S</meta:editing-duration>
    <meta:editing-cycles>3</meta:editing-cycles>
    <meta:document-statistic meta:table-count="1" meta:cell-count="295" meta:object-count="0"/>
    <meta:user-defined meta:name="AppVersion">16.0300</meta:user-defined>
    <meta:user-defined meta:name="Company">Western Governors University</meta:user-defined>
    <meta:user-defined meta:name="ContentTypeId">0x010100C39F2A75005F2D43B30369DAED2CCB1C</meta:user-defined>
    <meta:user-defined meta:name="DocSecurity" meta:value-type="float">0</meta:user-defined>
    <meta:user-defined meta:name="DocumentSetDescription" meta:value-type="string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